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prices</text:p>
          </table:table-cell>
          <table:table-cell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elos</text:p>
          </table:table-cell>
          <table:table-cell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Accurate list of skiers</text:p>
          </table:table-cell>
          <table:table-cell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Can do multiple races on the same day (men and women)</text:p>
          </table:table-cell>
          <table:table-cell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Successfully goes to relays</text:p>
          </table:table-cell>
          <table:table-cell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races.py</text:p>
          </table:table-cell>
          <table:table-cell office:value-type="string" calcext:value-type="string">
            <text:p>Successfully calls R</text:p>
          </table:table-cell>
          <table:table-cell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prices</text:p>
          </table:table-cell>
          <table:table-cell table:style-name="ce1"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elos</text:p>
          </table:table-cell>
          <table:table-cell table:style-name="ce1"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Accurate list of skiers</text:p>
          </table:table-cell>
          <table:table-cell table:style-name="ce1" office:value-type="date" office:date-value="2025-03-07" calcext:value-type="date">
            <text:p>03/07/25</text:p>
          </table:table-cell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Handles multiple races over weekend</text:p>
          </table:table-cell>
          <table:table-cell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Successfully goes to relays</text:p>
          </table:table-cell>
          <table:table-cell/>
        </table:table-row>
        <table:table-row table:style-name="ro1">
          <table:table-cell office:value-type="string" calcext:value-type="string">
            <text:p>ski/polars</text:p>
          </table:table-cell>
          <table:table-cell office:value-type="string" calcext:value-type="string">
            <text:p>Startlist-scrape-weekend.py</text:p>
          </table:table-cell>
          <table:table-cell office:value-type="string" calcext:value-type="string">
            <text:p>Successfully calls R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Successfully loads skiers</text:p>
          </table:table-cell>
          <table:table-cell table:style-name="ce1"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correct skiers for race</text:p>
          </table:table-cell>
          <table:table-cell table:style-name="ce1"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correct skiers for first race even if absent</text:p>
          </table:table-cell>
          <table:table-cell table:style-name="ce1"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orrectly handles probabilities for 1 race</text:p>
          </table:table-cell>
          <table:table-cell table:style-name="ce1" office:value-type="date" office:date-value="2025-03-08" calcext:value-type="date">
            <text:p>03/08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orrectly handles probabilities for more than 1 race or absent first race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Uses correct elo scor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previous 5 correctly</text:p>
          </table:table-cell>
          <table:table-cell table:style-name="ce1"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Handles stage verse world cup rac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Does not have any manual references to year or dates</text:p>
          </table:table-cell>
          <table:table-cell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period correctly</text:p>
          </table:table-cell>
          <table:table-cell table:style-name="ce1"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elevation correctly</text:p>
          </table:table-cell>
          <table:table-cell table:style-name="ce1"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significant mass start correctly</text:p>
          </table:table-cell>
          <table:table-cell table:style-name="ce1"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Models points</text:p>
          </table:table-cell>
          <table:table-cell table:style-name="ce1" office:value-type="date" office:date-value="2025-03-10" calcext:value-type="date">
            <text:p>03/10/25</text:p>
          </table:table-cell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Gets knapsack</text:p>
          </table:table-cell>
          <table:table-cell table:style-name="ce1"/>
        </table:table-row>
        <table:table-row table:style-name="ro1">
          <table:table-cell office:value-type="string" calcext:value-type="string">
            <text:p>Cross-country</text:p>
          </table:table-cell>
          <table:table-cell office:value-type="string" calcext:value-type="string">
            <text:p>Weekly-picks2.R</text:p>
          </table:table-cell>
          <table:table-cell office:value-type="string" calcext:value-type="string">
            <text:p>Calculates Brier odds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Runs in R fi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8:52:01.400188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20:31:52.705851528</meta:creation-date>
    <dc:date>2025-03-10T19:10:56.824140356</dc:date>
    <meta:editing-duration>PT1H15M31S</meta:editing-duration>
    <meta:editing-cycles>22</meta:editing-cycles>
    <meta:generator>LibreOffice/24.8.4.2$MacOSX_AARCH64 LibreOffice_project/bb3cfa12c7b1bf994ecc5649a80400d06cd71002</meta:generator>
    <meta:document-statistic meta:table-count="1" meta:cell-count="98" meta:object-count="0"/>
  </office:meta>
</office:document-meta>
</file>